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28.137cm" svg:height="8.985cm" svg:x="9.138cm" svg:y="28.707cm">
            <draw:object draw:notify-on-update-of-ranges="Foglio1.B2:Foglio1.B80 Foglio1.C2:Foglio1.C80 Foglio1.D2:Foglio1.D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0134025">
            <text:p>0,0134025</text:p>
          </table:table-cell>
          <table:table-cell table:number-columns-repeated="2" office:value-type="float" office:value="0.0044675">
            <text:p>0,0044675</text:p>
          </table:table-cell>
        </table:table-row>
        <table:table-row table:style-name="ro1">
          <table:table-cell/>
          <table:table-cell table:number-columns-repeated="3" office:value-type="float" office:value="0.0044675">
            <text:p>0,0044675</text:p>
          </table:table-cell>
        </table:table-row>
        <table:table-row table:style-name="ro1">
          <table:table-cell/>
          <table:table-cell office:value-type="float" office:value="10.0246">
            <text:p>10,0246</text:p>
          </table:table-cell>
          <table:table-cell table:number-columns-repeated="2" office:value-type="float" office:value="0.00148917">
            <text:p>0,00148917</text:p>
          </table:table-cell>
        </table:table-row>
        <table:table-row table:style-name="ro1">
          <table:table-cell/>
          <table:table-cell office:value-type="float" office:value="3.09601">
            <text:p>3,09601</text:p>
          </table:table-cell>
          <table:table-cell table:number-columns-repeated="2" office:value-type="float" office:value="0.000297833">
            <text:p>0,000297833</text:p>
          </table:table-cell>
        </table:table-row>
        <table:table-row table:style-name="ro1">
          <table:table-cell/>
          <table:table-cell office:value-type="float" office:value="0.308531">
            <text:p>0,3085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string">
            <text:p>1,36075e-05</text:p>
          </table:table-cell>
          <table:table-cell table:style-name="ce1" office:value-type="string">
            <text:p>1,4447e-0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string">
            <text:p>2,04113e-05</text:p>
          </table:table-cell>
          <table:table-cell table:style-name="ce1" office:value-type="string">
            <text:p>3,69159e-0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string">
            <text:p>1,75665e-05</text:p>
          </table:table-cell>
          <table:table-cell table:style-name="ce1" office:value-type="string">
            <text:p>1,11788e-0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string">
            <text:p>3,04318e-0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14062">
            <text:p>1,140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15525">
            <text:p>1,15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15525">
            <text:p>1,155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246258">
            <text:p>0,024625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0820861">
            <text:p>0,0082086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3306">
            <text:p>3,330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0.117609">
            <text:p>0,11760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.264559">
            <text:p>0,26455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439762">
            <text:p>0,43976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875987">
            <text:p>0,875987</text:p>
          </table:table-cell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1.34056">
            <text:p>1,34056</text:p>
          </table:table-cell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0.670279">
            <text:p>0,67027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.486199">
            <text:p>0,48619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.49539">
            <text:p>1,4953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.9178">
            <text:p>29,9178</text:p>
          </table:table-cell>
          <table:table-cell office:value-type="float" office:value="1.52418">
            <text:p>1,5241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9.9178">
            <text:p>49,9178</text:p>
          </table:table-cell>
          <table:table-cell office:value-type="float" office:value="0.243646">
            <text:p>0,24364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6.8732">
            <text:p>26,8732</text:p>
          </table:table-cell>
          <table:table-cell office:value-type="float" office:value="0.243646">
            <text:p>0,24364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746434">
            <text:p>0,746434</text:p>
          </table:table-cell>
          <table:table-cell office:value-type="float" office:value="1.1512">
            <text:p>1,151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55073">
            <text:p>2,55073</text:p>
          </table:table-cell>
          <table:table-cell office:value-type="float" office:value="0.634558">
            <text:p>0,63455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94763">
            <text:p>2,94763</text:p>
          </table:table-cell>
          <table:table-cell office:value-type="float" office:value="1.37477">
            <text:p>1,37477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94763">
            <text:p>2,94763</text:p>
          </table:table-cell>
          <table:table-cell office:value-type="float" office:value="0.48928">
            <text:p>0,4892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.23422">
            <text:p>3,23422</text:p>
          </table:table-cell>
          <table:table-cell office:value-type="float" office:value="1.46784">
            <text:p>1,4678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.53355">
            <text:p>3,53355</text:p>
          </table:table-cell>
          <table:table-cell office:value-type="float" office:value="0.48928">
            <text:p>0,4892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.53355">
            <text:p>3,533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540377">
            <text:p>0,540377</text:p>
          </table:table-cell>
        </table:table-row>
        <table:table-row table:style-name="ro1">
          <table:table-cell/>
          <table:table-cell office:value-type="float" office:value="30.544">
            <text:p>30,544</text:p>
          </table:table-cell>
          <table:table-cell office:value-type="float" office:value="0">
            <text:p>0</text:p>
          </table:table-cell>
          <table:table-cell office:value-type="float" office:value="1.09336">
            <text:p>1,09336</text:p>
          </table:table-cell>
        </table:table-row>
        <table:table-row table:style-name="ro1">
          <table:table-cell/>
          <table:table-cell office:value-type="float" office:value="2.57053">
            <text:p>2,57053</text:p>
          </table:table-cell>
          <table:table-cell office:value-type="float" office:value="0">
            <text:p>0</text:p>
          </table:table-cell>
          <table:table-cell office:value-type="float" office:value="0.588563">
            <text:p>0,588563</text:p>
          </table:table-cell>
        </table:table-row>
        <table:table-row table:style-name="ro1">
          <table:table-cell/>
          <table:table-cell office:value-type="float" office:value="4.00198">
            <text:p>4,00198</text:p>
          </table:table-cell>
          <table:table-cell office:value-type="float" office:value="0">
            <text:p>0</text:p>
          </table:table-cell>
          <table:table-cell office:value-type="float" office:value="0.670041">
            <text:p>0,670041</text:p>
          </table:table-cell>
        </table:table-row>
        <table:table-row table:style-name="ro1">
          <table:table-cell/>
          <table:table-cell office:value-type="float" office:value="8.89322">
            <text:p>8,89322</text:p>
          </table:table-cell>
          <table:table-cell office:value-type="float" office:value="5.51245">
            <text:p>5,51245</text:p>
          </table:table-cell>
          <table:table-cell office:value-type="float" office:value="1.34593">
            <text:p>1,34593</text:p>
          </table:table-cell>
        </table:table-row>
        <table:table-row table:style-name="ro1">
          <table:table-cell/>
          <table:table-cell office:value-type="float" office:value="63.2941">
            <text:p>63,2941</text:p>
          </table:table-cell>
          <table:table-cell office:value-type="float" office:value="11.8375">
            <text:p>11,8375</text:p>
          </table:table-cell>
          <table:table-cell office:value-type="float" office:value="29.8406">
            <text:p>29,8406</text:p>
          </table:table-cell>
        </table:table-row>
        <table:table-row table:style-name="ro1">
          <table:table-cell/>
          <table:table-cell office:value-type="float" office:value="3.89208">
            <text:p>3,89208</text:p>
          </table:table-cell>
          <table:table-cell office:value-type="float" office:value="30">
            <text:p>30</text:p>
          </table:table-cell>
          <table:table-cell office:value-type="float" office:value="29.8406">
            <text:p>29,8406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 office:value-type="float" office:value="30">
            <text:p>30</text:p>
          </table:table-cell>
          <table:table-cell office:value-type="float" office:value="30.5031">
            <text:p>30,5031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 office:value-type="float" office:value="30">
            <text:p>30</text:p>
          </table:table-cell>
          <table:table-cell office:value-type="float" office:value="31.546">
            <text:p>31,546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 office:value-type="float" office:value="30">
            <text:p>30</text:p>
          </table:table-cell>
          <table:table-cell office:value-type="float" office:value="28.7671">
            <text:p>28,7671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 office:value-type="float" office:value="0.163629">
            <text:p>0,163629</text:p>
          </table:table-cell>
          <table:table-cell office:value-type="float" office:value="5.85706">
            <text:p>5,85706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 office:value-type="float" office:value="0.167965">
            <text:p>0,167965</text:p>
          </table:table-cell>
          <table:table-cell office:value-type="float" office:value="5.91519">
            <text:p>5,91519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/>
          <table:table-cell office:value-type="float" office:value="5.91519">
            <text:p>5,91519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.7059">
            <text:p>26,705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2.8719">
            <text:p>12,871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2.0946">
            <text:p>22,094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29412">
            <text:p>3,2941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29412">
            <text:p>3,29412</text:p>
          </table:table-cell>
          <table:table-cell/>
          <table:table-cell office:value-type="float" office:value="0.0556999">
            <text:p>0,0556999</text:p>
          </table:table-cell>
        </table:table-row>
        <table:table-row table:style-name="ro1">
          <table:table-cell/>
          <table:table-cell office:value-type="float" office:value="3.29412">
            <text:p>3,29412</text:p>
          </table:table-cell>
          <table:table-cell/>
          <table:table-cell office:value-type="float" office:value="10.0186">
            <text:p>10,0186</text:p>
          </table:table-cell>
        </table:table-row>
        <table:table-row table:style-name="ro1">
          <table:table-cell/>
          <table:table-cell office:value-type="float" office:value="1.70588">
            <text:p>1,70588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6.6106">
            <text:p>26,6106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6.4505">
            <text:p>26,4505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6.4096">
            <text:p>26,4096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6.0565">
            <text:p>26,0565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6.3812">
            <text:p>26,3812</text:p>
          </table:table-cell>
          <table:table-cell table:number-columns-repeated="2"/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9T10:15:37</meta:creation-date>
    <dc:date>2016-03-29T11:24:22</dc:date>
    <dc:creator>Hargalaten </dc:creator>
    <meta:editing-duration>PT32M46S</meta:editing-duration>
    <meta:editing-cycles>2</meta:editing-cycles>
    <meta:generator>LibreOffice/3.5$Linux_X86_64 LibreOffice_project/350m1$Build-2</meta:generator>
    <meta:document-statistic meta:table-count="3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38cm" svg:height="8.986cm" xlink:href=".." xlink:type="simple" chart:class="chart:line" chart:style-name="ch1">
        <chart:legend chart:legend-position="end" svg:x="25.206cm" svg:y="3.696cm" style:legend-expansion="high" chart:style-name="ch2"/>
        <chart:plot-area chart:style-name="ch3" table:cell-range-address="Foglio1.B2:Foglio1.D80" svg:x="1.012cm" svg:y="0.851cm" svg:width="23.07cm" svg:height="7.536cm">
          <chartooo:coordinate-region svg:x="1.633cm" svg:y="1.05cm" svg:width="22.262cm" svg:height="6.2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80" chart:class="chart:line">
            <chart:data-point chart:repeated="79"/>
          </chart:series>
          <chart:series chart:style-name="ch7" chart:values-cell-range-address="Foglio1.C2:Foglio1.C80" chart:class="chart:line">
            <chart:data-point chart:repeated="79"/>
          </chart:series>
          <chart:series chart:style-name="ch8" chart:values-cell-range-address="Foglio1.D2:Foglio1.D80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4025">
                <text:p>0.0134025</text:p>
                <draw:g>
                  <svg:desc>Foglio1.B2:Foglio1.B80</svg:desc>
                </draw:g>
              </table:table-cell>
              <table:table-cell office:value-type="float" office:value="0.0044675">
                <text:p>0.0044675</text:p>
                <draw:g>
                  <svg:desc>Foglio1.C2:Foglio1.C80</svg:desc>
                </draw:g>
              </table:table-cell>
              <table:table-cell office:value-type="float" office:value="0.0044675">
                <text:p>0.0044675</text:p>
                <draw:g>
                  <svg:desc>Foglio1.D2:Foglio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4675">
                <text:p>0.0044675</text:p>
              </table:table-cell>
              <table:table-cell office:value-type="float" office:value="0.0044675">
                <text:p>0.0044675</text:p>
              </table:table-cell>
              <table:table-cell office:value-type="float" office:value="0.0044675">
                <text:p>0.00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246">
                <text:p>10.0246</text:p>
              </table:table-cell>
              <table:table-cell office:value-type="float" office:value="0.00148917">
                <text:p>0.00148917</text:p>
              </table:table-cell>
              <table:table-cell office:value-type="float" office:value="0.00148917">
                <text:p>0.00148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601">
                <text:p>3.09601</text:p>
              </table:table-cell>
              <table:table-cell office:value-type="float" office:value="0.000297833">
                <text:p>0.000297833</text:p>
              </table:table-cell>
              <table:table-cell office:value-type="float" office:value="0.000297833">
                <text:p>0.000297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8531">
                <text:p>0.308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062">
                <text:p>1.14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525">
                <text:p>1.15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525">
                <text:p>1.15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246258">
                <text:p>0.024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820861">
                <text:p>0.00820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.3306">
                <text:p>3.3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7609">
                <text:p>0.117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264559">
                <text:p>0.264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439762">
                <text:p>0.439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875987">
                <text:p>0.875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34056">
                <text:p>1.34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0279">
                <text:p>0.670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86199">
                <text:p>0.486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.49539">
                <text:p>1.49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9.9178">
                <text:p>29.9178</text:p>
              </table:table-cell>
              <table:table-cell office:value-type="float" office:value="1.52418">
                <text:p>1.52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9.9178">
                <text:p>49.9178</text:p>
              </table:table-cell>
              <table:table-cell office:value-type="float" office:value="0.243646">
                <text:p>0.243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6.8732">
                <text:p>26.8732</text:p>
              </table:table-cell>
              <table:table-cell office:value-type="float" office:value="0.243646">
                <text:p>0.243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746434">
                <text:p>0.746434</text:p>
              </table:table-cell>
              <table:table-cell office:value-type="float" office:value="1.1512">
                <text:p>1.1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.55073">
                <text:p>2.55073</text:p>
              </table:table-cell>
              <table:table-cell office:value-type="float" office:value="0.634558">
                <text:p>0.634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.94763">
                <text:p>2.94763</text:p>
              </table:table-cell>
              <table:table-cell office:value-type="float" office:value="1.37477">
                <text:p>1.37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2.94763">
                <text:p>2.94763</text:p>
              </table:table-cell>
              <table:table-cell office:value-type="float" office:value="0.48928">
                <text:p>0.48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3.23422">
                <text:p>3.23422</text:p>
              </table:table-cell>
              <table:table-cell office:value-type="float" office:value="1.46784">
                <text:p>1.46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53355">
                <text:p>3.53355</text:p>
              </table:table-cell>
              <table:table-cell office:value-type="float" office:value="0.48928">
                <text:p>0.48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53355">
                <text:p>3.53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40377">
                <text:p>0.540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544">
                <text:p>30.544</text:p>
              </table:table-cell>
              <table:table-cell office:value-type="float" office:value="0">
                <text:p>0</text:p>
              </table:table-cell>
              <table:table-cell office:value-type="float" office:value="1.09336">
                <text:p>1.09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7053">
                <text:p>2.57053</text:p>
              </table:table-cell>
              <table:table-cell office:value-type="float" office:value="0">
                <text:p>0</text:p>
              </table:table-cell>
              <table:table-cell office:value-type="float" office:value="0.588563">
                <text:p>0.588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00198">
                <text:p>4.00198</text:p>
              </table:table-cell>
              <table:table-cell office:value-type="float" office:value="0">
                <text:p>0</text:p>
              </table:table-cell>
              <table:table-cell office:value-type="float" office:value="0.670041">
                <text:p>0.670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9322">
                <text:p>8.89322</text:p>
              </table:table-cell>
              <table:table-cell office:value-type="float" office:value="5.51245">
                <text:p>5.51245</text:p>
              </table:table-cell>
              <table:table-cell office:value-type="float" office:value="1.34593">
                <text:p>1.34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2941">
                <text:p>63.2941</text:p>
              </table:table-cell>
              <table:table-cell office:value-type="float" office:value="11.8375">
                <text:p>11.8375</text:p>
              </table:table-cell>
              <table:table-cell office:value-type="float" office:value="29.8406">
                <text:p>29.8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9208">
                <text:p>3.89208</text:p>
              </table:table-cell>
              <table:table-cell office:value-type="float" office:value="30">
                <text:p>30</text:p>
              </table:table-cell>
              <table:table-cell office:value-type="float" office:value="29.8406">
                <text:p>29.8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7059">
                <text:p>26.7059</text:p>
              </table:table-cell>
              <table:table-cell office:value-type="float" office:value="30">
                <text:p>30</text:p>
              </table:table-cell>
              <table:table-cell office:value-type="float" office:value="30.5031">
                <text:p>30.5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7059">
                <text:p>26.7059</text:p>
              </table:table-cell>
              <table:table-cell office:value-type="float" office:value="30">
                <text:p>30</text:p>
              </table:table-cell>
              <table:table-cell office:value-type="float" office:value="31.546">
                <text:p>31.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7059">
                <text:p>26.7059</text:p>
              </table:table-cell>
              <table:table-cell office:value-type="float" office:value="30">
                <text:p>30</text:p>
              </table:table-cell>
              <table:table-cell office:value-type="float" office:value="28.7671">
                <text:p>28.76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7059">
                <text:p>26.7059</text:p>
              </table:table-cell>
              <table:table-cell office:value-type="float" office:value="0.163629">
                <text:p>0.163629</text:p>
              </table:table-cell>
              <table:table-cell office:value-type="float" office:value="5.85706">
                <text:p>5.85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7059">
                <text:p>26.7059</text:p>
              </table:table-cell>
              <table:table-cell office:value-type="float" office:value="0.167965">
                <text:p>0.167965</text:p>
              </table:table-cell>
              <table:table-cell office:value-type="float" office:value="5.91519">
                <text:p>5.91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7059">
                <text:p>26.7059</text:p>
              </table:table-cell>
              <table:table-cell office:value-type="float" office:value="NaN">
                <text:p>NaN</text:p>
              </table:table-cell>
              <table:table-cell office:value-type="float" office:value="5.91519">
                <text:p>5.91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7059">
                <text:p>26.705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7059">
                <text:p>26.7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7059">
                <text:p>26.7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7059">
                <text:p>26.7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8719">
                <text:p>12.87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0946">
                <text:p>22.09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9412">
                <text:p>3.294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9412">
                <text:p>3.29412</text:p>
              </table:table-cell>
              <table:table-cell office:value-type="float" office:value="NaN">
                <text:p>NaN</text:p>
              </table:table-cell>
              <table:table-cell office:value-type="float" office:value="0.0556999">
                <text:p>0.0556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9412">
                <text:p>3.29412</text:p>
              </table:table-cell>
              <table:table-cell office:value-type="float" office:value="NaN">
                <text:p>NaN</text:p>
              </table:table-cell>
              <table:table-cell office:value-type="float" office:value="10.0186">
                <text:p>10.0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588">
                <text:p>1.7058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6106">
                <text:p>26.610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4505">
                <text:p>26.450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4096">
                <text:p>26.409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0565">
                <text:p>26.056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3812">
                <text:p>26.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